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AA000000F2DDB2618B.svm" manifest:media-type=""/>
  <manifest:file-entry manifest:full-path="Pictures/200000010000077A000001312CB8EC35.svm" manifest:media-type=""/>
  <manifest:file-entry manifest:full-path="Pictures/20000001000003D00000012D1C83FD18.svm" manifest:media-type=""/>
  <manifest:file-entry manifest:full-path="Pictures/2000000100000A500000012D60C3C8C9.svm" manifest:media-type=""/>
  <manifest:file-entry manifest:full-path="Pictures/200000010000017000000129D9D0866D.svm" manifest:media-type=""/>
  <manifest:file-entry manifest:full-path="Pictures/20000001000001460000012D44DF3825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draw:marker-start-width="0.33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TexMathsArgs="12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8§display§I &lt; 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=I_S-I_D \approx 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-{}\hspace{0.4cm}V_R \hspace{0.5cm}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701cm" svg:height="1.878cm" svg:x="1.33cm" svg:y="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3cm" svg:height="1.878cm" svg:x="1.113cm" svg:y="1.4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3cm" svg:height="1.878cm" svg:x="5.029cm" svg:y="1.4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.161cm" svg:y1="2.409cm" svg:x2="0.53cm" svg:y2="2.409cm">
            <text:p/>
          </draw:line>
          <draw:line draw:style-name="gr3" draw:text-style-name="P1" draw:layer="layout" svg:x1="5.802cm" svg:y1="2.371cm" svg:x2="5.171cm" svg:y2="2.371cm">
            <text:p/>
          </draw:line>
          <draw:line draw:style-name="gr4" draw:text-style-name="P1" draw:layer="layout" svg:x1="3.221cm" svg:y1="1.42cm" svg:x2="3.221cm" svg:y2="3.301cm">
            <text:p/>
          </draw:line>
        </draw:g>
        <draw:frame draw:style-name="gr5" draw:text-style-name="P2" draw:layer="layout" svg:width="2.165cm" svg:height="2.159cm" svg:x="1.295cm" svg:y="1.278cm">
          <draw:text-box>
            <text:p><text:span text:style-name="T1">+ + + + - <text:s/>- <text:s/>-</text:span></text:p>
            <text:p><text:span text:style-name="T1">+ + + + - <text:s/>- <text:s/>-</text:span></text:p>
            <text:p><text:span text:style-name="T1">+ + + + - <text:s/>- <text:s/>-</text:span></text:p>
            <text:p><text:span text:style-name="T1">+ + + + - <text:s/>- <text:s/>-</text:span></text:p>
            <text:p><text:span text:style-name="T1">+ + + + - <text:s/>- <text:s/>-</text:span></text:p>
            <text:p><text:span text:style-name="T1">+ + + + - <text:s/>- <text:s/>-</text:span></text:p>
          </draw:text-box>
          <draw:glue-point draw:id="4" svg:x="-1.357cm" svg:y="-2.575cm"/>
        </draw:frame>
        <draw:frame draw:style-name="gr6" draw:text-style-name="P2" draw:layer="layout" svg:width="2.335cm" svg:height="2.159cm" svg:x="3.1cm" svg:y="1.254cm">
          <draw:text-box>
            <text:p><text:span text:style-name="T1">+ <text:s/>+ <text:s/>+ <text:s/>- <text:s/>- <text:s/>- <text:s/>-</text:span></text:p>
            <text:p><text:span text:style-name="T1">+ <text:s/>+ <text:s/>+ <text:s/>- <text:s/>- <text:s/>- <text:s/>-</text:span></text:p>
            <text:p><text:span text:style-name="T1">+ <text:s/>+ <text:s/>+ <text:s/>- <text:s/>- <text:s/>- <text:s/>-</text:span></text:p>
            <text:p><text:span text:style-name="T1">+ <text:s/>+ <text:s/>+ <text:s/>- <text:s/>- <text:s/>- <text:s/>-</text:span></text:p>
            <text:p><text:span text:style-name="T1">+ <text:s/>+ <text:s/>+ <text:s/>- <text:s/>- <text:s/>- <text:s/>-</text:span></text:p>
            <text:p><text:span text:style-name="T1">+ <text:s/>+ <text:s/>+ <text:s/>- <text:s/>- <text:s/>- <text:s/>-</text:span></text:p>
          </draw:text-box>
          <draw:glue-point draw:id="4" svg:x="0.366cm" svg:y="-2.125cm"/>
        </draw:frame>
        <draw:custom-shape draw:style-name="gr1" draw:text-style-name="P1" draw:layer="layout" svg:width="0.182cm" svg:height="0.182cm" svg:x="3.339cm" svg:y="1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671cm" svg:y="1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339cm" svg:y="1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672cm" svg:y="2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744cm" svg:y="1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002cm" svg:y="1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74cm" svg:y="1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998cm" svg:y="1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745cm" svg:y="2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001cm" svg:y="2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744cm" svg:y="2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002cm" svg:y="2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744cm" svg:y="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002cm" svg:y="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672cm" svg:y="1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672cm" svg:y="2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339cm" svg:y="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343cm" svg:y="2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339cm" svg:y="2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667cm" svg:y="2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667cm" svg:y="3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744cm" svg:y="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007cm" svg:y="3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339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" draw:id="id2" draw:layer="layout" svg:width="0.826cm" svg:height="0.826cm" svg:x="2.77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606cm" svg:y1="5.508cm" svg:x2="5.807cm" svg:y2="5.508cm">
          <text:p/>
        </draw:line>
        <draw:line draw:style-name="gr4" draw:text-style-name="P1" draw:layer="layout" svg:x1="5.808cm" svg:y1="2.359cm" svg:x2="5.808cm" svg:y2="5.505cm">
          <text:p/>
        </draw:line>
        <draw:line draw:style-name="gr4" draw:text-style-name="P1" draw:layer="layout" svg:x1="0.525cm" svg:y1="2.397cm" svg:x2="0.525cm" svg:y2="5.495cm">
          <text:p/>
        </draw:line>
        <draw:line draw:style-name="gr4" draw:text-style-name="P1" draw:layer="layout" svg:x1="0.526cm" svg:y1="5.496cm" svg:x2="2.781cm" svg:y2="5.496cm">
          <text:p/>
        </draw:line>
        <draw:line draw:style-name="gr8" draw:text-style-name="P1" draw:layer="layout" svg:x1="2.908cm" svg:y1="5.493cm" svg:x2="3.527cm" svg:y2="5.493cm">
          <text:p/>
        </draw:line>
        <draw:line draw:style-name="gr9" draw:text-style-name="P1" draw:layer="layout" svg:x1="2.677cm" svg:y1="1.042cm" svg:x2="3.787cm" svg:y2="1.042cm">
          <text:p/>
        </draw:line>
        <draw:line draw:style-name="gr9" draw:text-style-name="P1" draw:layer="layout" svg:x1="4.029cm" svg:y1="0.697cm" svg:x2="2.409cm" svg:y2="0.697cm">
          <text:p/>
        </draw:line>
        <draw:custom-shape draw:style-name="gr1" draw:text-style-name="P1" draw:layer="layout" svg:width="0.182cm" svg:height="0.182cm" svg:x="2.486cm" svg:y="1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482cm" svg:y="1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487cm" svg:y="2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486cm" svg:y="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486cm" svg:y="2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486cm" svg:y="3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998cm" svg:y="1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994cm" svg:y="1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999cm" svg:y="2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998cm" svg:y="2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998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998cm" svg:y="3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369cm" svg:height="0.696cm" svg:x="6.211cm" svg:y="0.529cm">
          <draw:text-box>
            <text:p><text:span text:style-name="T2">الٹے مائل ڈایوڈ میں</text:span></text:p>
          </draw:text-box>
        </draw:frame>
        <draw:frame draw:style-name="gr6" draw:text-style-name="P3" draw:layer="layout" svg:width="1.865cm" svg:height="0.696cm" svg:x="5.808cm" svg:y="0.976cm">
          <draw:text-box>
            <text:p><text:span text:style-name="T2">رکھا جاتا ہے</text:span><text:span text:style-name="T2"> </text:span></text:p>
          </draw:text-box>
        </draw:frame>
        <draw:frame draw:style-name="gr10" draw:text-style-name="P1" draw:layer="layout" svg:width="0.39cm" svg:height="0.36cm" svg:x="4.17cm" svg:y="0.539cm">
          <draw:image xlink:href="Pictures/20000001000001460000012D44DF3825.svm" xlink:type="simple" xlink:show="embed" xlink:actuate="onLoad">
            <text:p/>
          </draw:image>
        </draw:frame>
        <draw:frame draw:style-name="gr11" draw:text-style-name="P1" draw:layer="layout" svg:width="0.44cm" svg:height="0.355cm" svg:x="2.128cm" svg:y="0.832cm">
          <draw:image xlink:href="Pictures/200000010000017000000129D9D0866D.svm" xlink:type="simple" xlink:show="embed" xlink:actuate="onLoad">
            <text:p/>
          </draw:image>
        </draw:frame>
        <draw:frame draw:style-name="gr12" draw:text-style-name="P1" draw:layer="layout" svg:width="0.78cm" svg:height="0.24cm" svg:x="7.555cm" svg:y="1.234cm">
          <draw:image xlink:href="Pictures/20000001000003D00000012D1C83FD18.svm" xlink:type="simple" xlink:show="embed" xlink:actuate="onLoad">
            <text:p/>
          </draw:image>
        </draw:frame>
        <draw:frame draw:style-name="gr13" draw:text-style-name="P1" draw:layer="layout" svg:width="3.167cm" svg:height="0.36cm" svg:x="5.266cm" svg:y="6.292cm">
          <draw:image xlink:href="Pictures/2000000100000A500000012D60C3C8C9.svm" xlink:type="simple" xlink:show="embed" xlink:actuate="onLoad">
            <text:p/>
          </draw:image>
        </draw:frame>
        <draw:frame draw:style-name="gr14" draw:text-style-name="P1" draw:layer="layout" svg:width="0.203cm" svg:height="0.289cm" svg:x="3.095cm" svg:y="6.035cm">
          <draw:image xlink:href="Pictures/20000001000000AA000000F2DDB2618B.svm" xlink:type="simple" xlink:show="embed" xlink:actuate="onLoad">
            <text:p/>
          </draw:image>
        </draw:frame>
        <draw:frame draw:style-name="gr15" draw:text-style-name="P1" draw:layer="layout" svg:width="2.296cm" svg:height="0.365cm" svg:x="2.174cm" svg:y="3.453cm">
          <draw:image xlink:href="Pictures/200000010000077A000001312CB8EC35.svm" xlink:type="simple" xlink:show="embed" xlink:actuate="onLoad">
            <text:p/>
          </draw:image>
        </draw:frame>
        <draw:frame draw:style-name="gr6" draw:text-style-name="P3" xml:id="id1" draw:id="id1" draw:layer="layout" svg:width="1.882cm" svg:height="0.696cm" svg:x="0.356cm" svg:y="6.04cm">
          <draw:text-box>
            <text:p><text:span text:style-name="T2">پیداکار برقی رو</text:span></text:p>
          </draw:text-box>
        </draw:frame>
        <draw:connector draw:style-name="gr9" draw:text-style-name="P1" draw:layer="layout" draw:type="curve" svg:x1="2.238cm" svg:y1="6.388cm" svg:x2="2.899cm" svg:y2="5.785cm" draw:start-shape="id1" draw:start-glue-point="1" draw:end-shape="id2" draw:end-glue-point="7" svg:d="m2238 6388c441 0 661-201 661-6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7T19:54:16</dc:date>
    <dc:creator>kkk </dc:creator>
    <meta:editing-duration>PT8M28S</meta:editing-duration>
    <meta:editing-cycles>2</meta:editing-cycles>
    <meta:generator>LibreOffice/3.3$Linux LibreOffice_project/330m19$Build-401</meta:generator>
    <meta:document-statistic meta:object-count="63"/>
  </office:meta>
</office:document-meta>
</file>